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47mm"/>
    </style:style>
    <style:style style:name="co2" style:family="table-column">
      <style:table-column-properties fo:break-before="auto" style:column-width="37.0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46.25mm" svg:height="90.05mm" svg:x="102mm" svg:y="4.98mm">
            <draw:object draw:notify-on-update-of-ranges="Sheet1.A2:Sheet1.A19 Sheet1.B1:Sheet1.B1 Sheet1.B2:Sheet1.B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otal no of matrices(n)</text:p>
          </table:table-cell>
          <table:table-cell table:style-name="ce1" office:value-type="string" calcext:value-type="string">
            <text:p>No of comparisons</text:p>
          </table:table-cell>
          <table:table-cell table:style-name="ce1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825" calcext:value-type="float">
            <text:p>2082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6650" calcext:value-type="float">
            <text:p>16665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62475" calcext:value-type="float">
            <text:p>56247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33300" calcext:value-type="float">
            <text:p>133330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499950" calcext:value-type="float">
            <text:p>449995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666600" calcext:value-type="float">
            <text:p>10666600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833250" calcext:value-type="float">
            <text:p>20833250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5999900" calcext:value-type="float">
            <text:p>35999900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5333200" calcext:value-type="float">
            <text:p>85333200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21499850" calcext:value-type="float">
            <text:p>121499850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6666500" calcext:value-type="float">
            <text:p>166666500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21833150" calcext:value-type="float">
            <text:p>221833150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87999800" calcext:value-type="float">
            <text:p>287999800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66166450" calcext:value-type="float">
            <text:p>366166450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57333100" calcext:value-type="float">
            <text:p>457333100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62499750" calcext:value-type="float">
            <text:p>56249975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1">00/00/0000</text:date>, <text:time style:data-style-name="N2" text:time-value="00:31:58.9284572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22:09:11.776864771</meta:creation-date>
    <dc:date>2018-10-27T23:54:21.355604880</dc:date>
    <meta:editing-duration>PT1H14M33S</meta:editing-duration>
    <meta:editing-cycles>1</meta:editing-cycles>
    <meta:generator>LibreOffice/6.0.6.2$Linux_X86_64 LibreOffice_project/00m0$Build-2</meta:generator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626cm" svg:height="9.006cm" xlink:href=".." xlink:type="simple" chart:class="chart:scatter" chart:style-name="ch1">
        <chart:legend chart:legend-position="end" svg:x="20.398cm" svg:y="4.204cm" style:legend-expansion="high" chart:style-name="ch2"/>
        <chart:plot-area chart:style-name="ch3" table:cell-range-address="Sheet1.A2:Sheet1.B19 Sheet1.B1:Sheet1.B1" chart:data-source-has-labels="row" svg:x="1.503cm" svg:y="0.18cm" svg:width="18.403cm" svg:height="7.665cm">
          <chartooo:coordinate-region svg:x="3.421cm" svg:y="0.38cm" svg:width="16.113cm" svg:height="6.818cm"/>
          <chart:axis chart:dimension="x" chart:name="primary-x" chart:style-name="ch4">
            <chart:title svg:x="9.377cm" svg:y="8.025cm" chart:style-name="ch5">
              <text:p>No of matrices (n)</text:p>
            </chart:title>
          </chart:axis>
          <chart:axis chart:dimension="y" chart:name="primary-y" chart:style-name="ch4">
            <chart:title svg:x="0.451cm" svg:y="5.458cm" chart:style-name="ch6">
              <text:p>No of Comparisons</text:p>
            </chart:title>
            <chart:grid chart:style-name="ch7" chart:class="major"/>
          </chart:axis>
          <chart:series chart:style-name="ch8" chart:values-cell-range-address="Sheet1.B2:Sheet1.B19" chart:label-cell-address="Sheet1.B1:Sheet1.B1" chart:class="chart:scatter">
            <chart:domain table:cell-range-address="Sheet1.A2:Sheet1.A19"/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 of comparison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2:Sheet1.A19</svg:desc>
                </draw:g>
              </table:table-cell>
              <table:table-cell office:value-type="float" office:value="NaN">
                <text:p>NaN</text:p>
                <draw:g>
                  <svg:desc>Sheet1.B2:Sheet1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20825">
                <text:p>208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66650">
                <text:p>1666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562475">
                <text:p>5624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1333300">
                <text:p>13333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4499950">
                <text:p>44999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10666600">
                <text:p>106666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20833250">
                <text:p>208332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0">
                <text:p>600</text:p>
              </table:table-cell>
              <table:table-cell office:value-type="float" office:value="35999900">
                <text:p>359999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0">
                <text:p>800</text:p>
              </table:table-cell>
              <table:table-cell office:value-type="float" office:value="85333200">
                <text:p>853332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0">
                <text:p>900</text:p>
              </table:table-cell>
              <table:table-cell office:value-type="float" office:value="121499850">
                <text:p>1214998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">
                <text:p>1000</text:p>
              </table:table-cell>
              <table:table-cell office:value-type="float" office:value="166666500">
                <text:p>1666665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0">
                <text:p>1100</text:p>
              </table:table-cell>
              <table:table-cell office:value-type="float" office:value="221833150">
                <text:p>2218331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0">
                <text:p>1200</text:p>
              </table:table-cell>
              <table:table-cell office:value-type="float" office:value="287999800">
                <text:p>2879998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00">
                <text:p>1300</text:p>
              </table:table-cell>
              <table:table-cell office:value-type="float" office:value="366166450">
                <text:p>3661664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00">
                <text:p>1400</text:p>
              </table:table-cell>
              <table:table-cell office:value-type="float" office:value="457333100">
                <text:p>457333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00">
                <text:p>1500</text:p>
              </table:table-cell>
              <table:table-cell office:value-type="float" office:value="562499750">
                <text:p>5624997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